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66" calcext:value-type="float">
            <text:p>1066</text:p>
          </table:table-cell>
          <table:table-cell office:value-type="float" office:value="3151" calcext:value-type="float">
            <text:p>3151</text:p>
          </table:table-cell>
          <table:table-cell table:formula="of:=[.B1]/(1-[.B1]/[.$B$10])" office:value-type="float" office:value="1193.19453772107" calcext:value-type="float">
            <text:p>1193.19</text:p>
          </table:table-cell>
          <table:table-cell table:formula="of:=[.C1]/(1-[.C1]/[.$C$10])" office:value-type="float" office:value="3740.28132233367" calcext:value-type="float">
            <text:p>3740.28</text:p>
          </table:table-cell>
          <table:table-cell table:formula="of:=([.A1]-7.058)^1.5" office:value-type="float" office:value="63.6523155657986" calcext:value-type="float">
            <text:p>63.65</text:p>
          </table:table-cell>
          <table:table-cell table:formula="of:=([.A1]-6.398)^1.5" office:value-type="float" office:value="67.645765271804" calcext:value-type="float">
            <text:p>67.65</text:p>
          </table:table-cell>
          <table:table-cell table:formula="of:=[.D1]/[.F1]" office:value-type="float" office:value="18.7455008842159" calcext:value-type="float">
            <text:p>18.75</text:p>
          </table:table-cell>
          <table:table-cell table:formula="of:=[.E1]/[.G1]" office:value-type="float" office:value="55.292172500452" calcext:value-type="float">
            <text:p>55.2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85" calcext:value-type="float">
            <text:p>1285</text:p>
          </table:table-cell>
          <table:table-cell office:value-type="float" office:value="3949" calcext:value-type="float">
            <text:p>3949</text:p>
          </table:table-cell>
          <table:table-cell table:formula="of:=[.B2]/(1-[.B2]/[.$B$10])" office:value-type="float" office:value="1474.46930579461" calcext:value-type="float">
            <text:p>1474.47</text:p>
          </table:table-cell>
          <table:table-cell table:formula="of:=[.C2]/(1-[.C2]/[.$C$10])" office:value-type="float" office:value="4920.56569684132" calcext:value-type="float">
            <text:p>4920.57</text:p>
          </table:table-cell>
          <table:table-cell table:formula="of:=([.A2]-7.058)^1.5" office:value-type="float" office:value="82.4401452745445" calcext:value-type="float">
            <text:p>82.44</text:p>
          </table:table-cell>
          <table:table-cell table:formula="of:=([.A2]-6.398)^1.5" office:value-type="float" office:value="86.7861809000027" calcext:value-type="float">
            <text:p>86.79</text:p>
          </table:table-cell>
          <table:table-cell table:formula="of:=[.D2]/[.F2]" office:value-type="float" office:value="17.885331241039" calcext:value-type="float">
            <text:p>17.89</text:p>
          </table:table-cell>
          <table:table-cell table:formula="of:=[.E2]/[.G2]" office:value-type="float" office:value="56.6975715005932" calcext:value-type="float">
            <text:p>56.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489" calcext:value-type="float">
            <text:p>1489</text:p>
          </table:table-cell>
          <table:table-cell office:value-type="float" office:value="4648" calcext:value-type="float">
            <text:p>4648</text:p>
          </table:table-cell>
          <table:table-cell table:formula="of:=[.B3]/(1-[.B3]/[.$B$10])" office:value-type="float" office:value="1749.50064622254" calcext:value-type="float">
            <text:p>1749.5</text:p>
          </table:table-cell>
          <table:table-cell table:formula="of:=[.C3]/(1-[.C3]/[.$C$10])" office:value-type="float" office:value="6055.23710265763" calcext:value-type="float">
            <text:p>6055.24</text:p>
          </table:table-cell>
          <table:table-cell table:formula="of:=([.A3]-7.058)^1.5" office:value-type="float" office:value="102.781349616008" calcext:value-type="float">
            <text:p>102.78</text:p>
          </table:table-cell>
          <table:table-cell table:formula="of:=([.A3]-6.398)^1.5" office:value-type="float" office:value="107.453435641714" calcext:value-type="float">
            <text:p>107.45</text:p>
          </table:table-cell>
          <table:table-cell table:formula="of:=[.D3]/[.F3]" office:value-type="float" office:value="17.0215768985199" calcext:value-type="float">
            <text:p>17.02</text:p>
          </table:table-cell>
          <table:table-cell table:formula="of:=[.E3]/[.G3]" office:value-type="float" office:value="56.3521963397041" calcext:value-type="float">
            <text:p>56.3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846" calcext:value-type="float">
            <text:p>1846</text:p>
          </table:table-cell>
          <table:table-cell office:value-type="float" office:value="5390" calcext:value-type="float">
            <text:p>5390</text:p>
          </table:table-cell>
          <table:table-cell table:formula="of:=[.B4]/(1-[.B4]/[.$B$10])" office:value-type="float" office:value="2263.91954868776" calcext:value-type="float">
            <text:p>2263.92</text:p>
          </table:table-cell>
          <table:table-cell table:formula="of:=[.C4]/(1-[.C4]/[.$C$10])" office:value-type="float" office:value="7378.50787132101" calcext:value-type="float">
            <text:p>7378.51</text:p>
          </table:table-cell>
          <table:table-cell table:formula="of:=([.A4]-7.058)^1.5" office:value-type="float" office:value="124.565252397641" calcext:value-type="float">
            <text:p>124.57</text:p>
          </table:table-cell>
          <table:table-cell table:formula="of:=([.A4]-6.398)^1.5" office:value-type="float" office:value="129.542072189725" calcext:value-type="float">
            <text:p>129.54</text:p>
          </table:table-cell>
          <table:table-cell table:formula="of:=[.D4]/[.F4]" office:value-type="float" office:value="18.1745671855648" calcext:value-type="float">
            <text:p>18.17</text:p>
          </table:table-cell>
          <table:table-cell table:formula="of:=[.E4]/[.G4]" office:value-type="float" office:value="56.9583900164463" calcext:value-type="float">
            <text:p>56.9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114" calcext:value-type="float">
            <text:p>2114</text:p>
          </table:table-cell>
          <table:table-cell office:value-type="float" office:value="5890" calcext:value-type="float">
            <text:p>5890</text:p>
          </table:table-cell>
          <table:table-cell table:formula="of:=[.B5]/(1-[.B5]/[.$B$10])" office:value-type="float" office:value="2680.6999746386" calcext:value-type="float">
            <text:p>2680.7</text:p>
          </table:table-cell>
          <table:table-cell table:formula="of:=[.C5]/(1-[.C5]/[.$C$10])" office:value-type="float" office:value="8348.68887313962" calcext:value-type="float">
            <text:p>8348.69</text:p>
          </table:table-cell>
          <table:table-cell table:formula="of:=([.A5]-7.058)^1.5" office:value-type="float" office:value="147.701951174952" calcext:value-type="float">
            <text:p>147.7</text:p>
          </table:table-cell>
          <table:table-cell table:formula="of:=([.A5]-6.398)^1.5" office:value-type="float" office:value="152.965891960293" calcext:value-type="float">
            <text:p>152.97</text:p>
          </table:table-cell>
          <table:table-cell table:formula="of:=[.D5]/[.F5]" office:value-type="float" office:value="18.1493876913198" calcext:value-type="float">
            <text:p>18.15</text:p>
          </table:table-cell>
          <table:table-cell table:formula="of:=[.E5]/[.G5]" office:value-type="float" office:value="54.5787610960147" calcext:value-type="float">
            <text:p>54.58</text:p>
          </table:table-cell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14:38:07.228450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39S</meta:editing-duration>
    <meta:editing-cycles>5</meta:editing-cycles>
    <meta:generator>LibreOffice/4.3.6.2$Linux_X86_64 LibreOffice_project/430$Build-2</meta:generator>
    <dc:date>2015-03-12T14:49:26.183100346</dc:date>
    <dc:creator>Felix Kurtz</dc:creator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